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/>
          <table:table-cell office:value-type="float" office:value="213" calcext:value-type="float">
            <text:p>2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20:11:58.982524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21T20:16:18.475994372</dc:date>
    <dc:creator>Jesus Castagnetto</dc:creator>
    <meta:editing-duration>P1DT19H39M49S</meta:editing-duration>
    <meta:editing-cycles>218</meta:editing-cycles>
    <meta:generator>LibreOffice/6.4.3.2$Linux_X86_64 LibreOffice_project/40$Build-2</meta:generator>
    <meta:document-statistic meta:table-count="1" meta:cell-count="1533" meta:object-count="0"/>
  </office:meta>
</office:document-meta>
</file>